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611cm" svg:height="0.445cm" draw:transform="rotate (-0.218166156499291) translate (2.21206199247563cm 4.50569235366148cm)" svg:viewBox="0 0 2612 446" svg:d="m0 444c459 16 919-51 1363-167l517-115 474-105 258-57">
          <text:p/>
        </draw:path>
        <draw:path draw:style-name="gr1" draw:text-style-name="P1" draw:layer="layout" svg:width="1.655cm" svg:height="1.557cm" draw:transform="rotate (-1.27932634171184) translate (4.97290874977488cm 4.08681610417134cm)" svg:viewBox="0 0 1656 1558" svg:d="m0 818c635 140 902-913 1440-811 544 103-114 987-80 1496l29 55">
          <text:p/>
        </draw:path>
        <draw:path draw:style-name="gr1" draw:text-style-name="P1" draw:layer="layout" svg:width="2.556cm" svg:height="0.136cm" svg:x="2.337cm" svg:y="8.555cm" svg:viewBox="0 0 2557 137" svg:d="m0 132c514-15 1032 42 1543-44h485l485-44 44-44">
          <text:p/>
        </draw:path>
        <draw:path draw:style-name="gr1" draw:text-style-name="P1" draw:layer="layout" svg:width="2.512cm" svg:height="0.499cm" draw:transform="rotate (0.246964089157198) translate (2.60016599138522cm 9.83069189344348cm)" svg:viewBox="0 0 2513 500" svg:d="m0 3c498-32 957 173 1434 270l481 76 427 108 171 43">
          <text:p/>
        </draw:path>
        <draw:path draw:style-name="gr1" draw:text-style-name="P1" draw:layer="layout" svg:width="2.762cm" svg:height="2.729cm" draw:transform="rotate (-0.586779694520494) translate (4.25023360909586cm 7.36055537389328cm)" svg:viewBox="0 0 2763 2730" svg:d="m0 270c571 20 1112-227 1675-268 415-30 1358 237 1014 968-245 520-666 1009-552 1638l-24 122">
          <text:p/>
        </draw:path>
        <draw:path draw:style-name="gr1" draw:text-style-name="P1" draw:layer="layout" svg:width="2.689cm" svg:height="0.061cm" svg:x="3.086cm" svg:y="14.005cm" svg:viewBox="0 0 2690 62" svg:d="m0 62c441-15 880-4 1323-44 439-40 881-1 1323 0h44">
          <text:p/>
        </draw:path>
        <draw:path draw:style-name="gr1" draw:text-style-name="P1" draw:layer="layout" svg:width="2.842cm" svg:height="0.362cm" draw:transform="rotate (-0.141895268187139) translate (3.18215864190314cm 15.0758849370874cm)" svg:viewBox="0 0 2843 363" svg:d="m0 362c459 16 907-92 1359-150 466-59 931-133 1397-200l87-12">
          <text:p/>
        </draw:path>
        <draw:path draw:style-name="gr1" draw:text-style-name="P1" draw:layer="layout" svg:width="2.954cm" svg:height="3.195cm" draw:transform="rotate (-0.588525023772488) translate (5.29357142295879cm 12.8281472280745cm)" svg:viewBox="0 0 2955 3196" svg:d="m0 5c686-39 1358 175 2043 121 610-49 967 573 905 1039-66 496-477 877-819 1236l-268 392 110 403">
          <text:p/>
        </draw:path>
        <draw:path draw:style-name="gr1" draw:text-style-name="P1" draw:layer="layout" svg:width="1.74cm" svg:height="0.308cm" draw:transform="rotate (-1.78896248329419) translate (6.99087176422568cm 11.3970413283171cm)" svg:viewBox="0 0 1741 309" svg:d="m0 296c453 64 873-132 1311-201l430-95-129 29">
          <text:p/>
        </draw:path>
        <draw:path draw:style-name="gr1" draw:text-style-name="P1" draw:layer="layout" svg:width="1.454cm" svg:height="0.043cm" svg:x="5.953cm" svg:y="12.083cm" svg:viewBox="0 0 1455 44" svg:d="m0 0c470 0 940 0 1411 0l44 4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Estrada</meta:initial-creator>
    <meta:creation-date>2013-01-17T09:58:31</meta:creation-date>
    <meta:generator>LibreOffice/3.5$Linux_X86_64 LibreOffice_project/350m1$Build-2</meta:generator>
    <dc:date>2013-01-17T10:27:20</dc:date>
    <dc:creator>Ethan Estrada</dc:creator>
    <meta:editing-duration>P0D</meta:editing-duration>
    <meta:editing-cycles>1</meta:editing-cycles>
    <meta:document-statistic meta:object-count="10"/>
  </office:meta>
</office:document-meta>
</file>